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de" fo:country="CH" style:language-asian="de" style:country-asian="CH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Grafik 1" text:anchor-type="as-char" svg:x="0in" svg:y="0in" svg:width="6.3in" svg:height="3.47112in" style:rel-width="scale" style:rel-height="scale"><draw:image xlink:href="media/image1.e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ne</meta:initial-creator>
    <dc:creator>One</dc:creator>
    <meta:creation-date>2016-11-15T16:01:00Z</meta:creation-date>
    <dc:date>2016-11-15T16:02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